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é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ARG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HL</text:p>
          </table:table-cell>
          <table:table-cell table:number-columns-repeated="4" office:value-type="string">
            <text:p>Chi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RI</text:p>
          </table:table-cell>
          <table:table-cell table:number-columns-repeated="4" office:value-type="string">
            <text:p>Costa Ric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DOM</text:p>
          </table:table-cell>
          <table:table-cell table:number-columns-repeated="3" office:value-type="string">
            <text:p>Rep. Dominicana</text:p>
          </table:table-cell>
          <table:table-cell office:value-type="string">
            <text:p>Rép Dominica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TM</text:p>
          </table:table-cell>
          <table:table-cell table:number-columns-repeated="4" office:value-type="string">
            <text:p>Guatema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UY</text:p>
          </table:table-cell>
          <table:table-cell table:number-columns-repeated="2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ND</text:p>
          </table:table-cell>
          <table:table-cell table:number-columns-repeated="4" office:value-type="string">
            <text:p>Hondura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TI</text:p>
          </table:table-cell>
          <table:table-cell office:value-type="string">
            <text:p>Haití</text:p>
          </table:table-cell>
          <table:table-cell table:number-columns-repeated="2"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DN</text:p>
          </table:table-cell>
          <table:table-cell table:number-columns-repeated="2" office:value-type="string">
            <text:p>Indonesia</text:p>
          </table:table-cell>
          <table:table-cell office:value-type="string">
            <text:p>Indonésia</text:p>
          </table:table-cell>
          <table:table-cell office:value-type="string">
            <text:p>Indoné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ND</text:p>
          </table:table-cell>
          <table:table-cell table:number-columns-repeated="3"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RN</text:p>
          </table:table-cell>
          <table:table-cell office:value-type="string">
            <text:p>Irán</text:p>
          </table:table-cell>
          <table:table-cell table:number-columns-repeated="3" office:value-type="string">
            <text:p>Ir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AM</text:p>
          </table:table-cell>
          <table:table-cell table:number-columns-repeated="3"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OR</text:p>
          </table:table-cell>
          <table:table-cell office:value-type="string">
            <text:p>Jordania</text:p>
          </table:table-cell>
          <table:table-cell table:number-columns-repeated="3" office:value-type="string">
            <text:p>Jord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LKA</text:p>
          </table:table-cell>
          <table:table-cell table:number-columns-repeated="4" office:value-type="string">
            <text:p>Sri Lank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EX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OZ</text:p>
          </table:table-cell>
          <table:table-cell table:number-columns-repeated="2" office:value-type="string">
            <text:p>Mozambique</text:p>
          </table:table-cell>
          <table:table-cell office:value-type="string">
            <text:p>Moçambique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PL</text:p>
          </table:table-cell>
          <table:table-cell table:number-columns-repeated="3" office:value-type="string">
            <text:p>Nepal</text:p>
          </table:table-cell>
          <table:table-cell office:value-type="string">
            <text:p>Népa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IC</text:p>
          </table:table-cell>
          <table:table-cell table:number-columns-repeated="2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AN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office:value-type="string">
            <text:p>Perú</text:p>
          </table:table-cell>
          <table:table-cell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RY</text:p>
          </table:table-cell>
          <table:table-cell table:number-columns-repeated="2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SLV</text:p>
          </table:table-cell>
          <table:table-cell table:number-columns-repeated="4" office:value-type="string">
            <text:p>El Salvado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TTO</text:p>
          </table:table-cell>
          <table:table-cell office:value-type="string">
            <text:p>Trinidad y Tobago</text:p>
          </table:table-cell>
          <table:table-cell office:value-type="string">
            <text:p>Trinidad and Tobago</text:p>
          </table:table-cell>
          <table:table-cell office:value-type="string">
            <text:p>Trinidad e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UT</text:p>
          </table:table-cell>
          <table:table-cell table:number-columns-repeated="4" office:value-type="string">
            <text:p>Vanuat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USAFL</text:p>
          </table:table-cell>
          <table:table-cell office:value-type="string">
            <text:p>Florida; EE.UU.</text:p>
          </table:table-cell>
          <table:table-cell office:value-type="string">
            <text:p>Florida; USA</text:p>
          </table:table-cell>
          <table:table-cell office:value-type="string">
            <text:p>Flórida; EUA</text:p>
          </table:table-cell>
          <table:table-cell office:value-type="string">
            <text:p>Floride; US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06:41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15T06:41:49</dc:date>
    <meta:editing-cycles>40</meta:editing-cycles>
    <meta:editing-duration>PT01H17M13S</meta:editing-duration>
    <meta:document-statistic meta:table-count="1" meta:cell-count="401" meta:object-count="0"/>
    <meta:user-defined meta:name="Info 1"/>
    <meta:user-defined meta:name="Info 2"/>
    <meta:user-defined meta:name="Info 3"/>
    <meta:user-defined meta:name="Info 4"/>
  </office:meta>
</office:document-meta>
</file>